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95cm" fo:min-width="0.84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14cm" fo:min-width="0.046cm"/>
    </style:style>
    <style:style style:name="gr5" style:family="graphic" style:parent-style-name="standard">
      <style:graphic-properties draw:textarea-horizontal-align="justify" draw:textarea-vertical-align="middle" draw:auto-grow-height="false" fo:min-height="0.078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088cm" fo:min-width="0.006cm"/>
    </style:style>
    <style:style style:name="gr7" style:family="graphic" style:parent-style-name="standard">
      <style:graphic-properties draw:textarea-horizontal-align="justify" draw:textarea-vertical-align="middle" draw:auto-grow-height="false" fo:min-height="0.07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088cm" fo:min-width="0.007cm"/>
    </style:style>
    <style:style style:name="gr9" style:family="graphic" style:parent-style-name="standard">
      <style:graphic-properties draw:stroke="none" svg:stroke-color="#000000" draw:fill="none" draw:fill-color="#ffffff" fo:min-height="1.50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95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654cm"/>
      <style:paragraph-properties style:writing-mode="lr-tb"/>
    </style:style>
    <style:style style:name="gr14" style:family="graphic" style:parent-style-name="standard">
      <style:graphic-properties draw:opacity="40%" draw:textarea-horizontal-align="justify" draw:textarea-vertical-align="middle" draw:auto-grow-height="false" fo:min-height="9.62cm" fo:min-width="8.6cm"/>
    </style:style>
    <style:style style:name="gr15" style:family="graphic" style:parent-style-name="standard">
      <style:graphic-properties draw:opacity="40%" draw:textarea-horizontal-align="justify" draw:textarea-vertical-align="middle" draw:auto-grow-height="false" fo:min-height="6.15cm" fo:min-width="5.9cm"/>
    </style:style>
    <style:style style:name="gr16" style:family="graphic" style:parent-style-name="standard">
      <style:graphic-properties draw:stroke="none" svg:stroke-color="#000000" draw:fill="none" draw:fill-color="#ffffff" fo:min-height="0.8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65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0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1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6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8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8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opacity="75%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opacity="40%"/>
      <style:paragraph-properties fo:text-align="center"/>
    </style:style>
    <style:style style:name="P7" style:family="paragraph">
      <loext:graphic-properties draw:opacity="75%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0% 100%" fo:font-size="16pt" style:font-size-asian="16pt" style:font-size-complex="16pt"/>
    </style:style>
    <style:style style:name="T3" style:family="text">
      <style:text-properties style:text-position="-33% 58%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path draw:style-name="gr1" draw:text-style-name="P1" draw:layer="layout" svg:width="0.815cm" svg:height="0.247cm" draw:transform="skewX (-0.063704517697793) rotate (-3.03879276064733) translate (6.11469629583979cm 8.88722228654286cm)" svg:viewBox="0 0 816 248" svg:d="M816 0c-761-3-816 248-816 248">
            <text:p/>
          </draw:path>
          <draw:path draw:style-name="gr1" draw:text-style-name="P1" draw:layer="layout" svg:width="0.821cm" svg:height="0.246cm" draw:transform="skewX (0.0919788515801012) rotate (-0.111177473352039) translate (5.30622030896947cm 8.35040046016326cm)" svg:viewBox="0 0 822 247" svg:d="M0 0c761-3 822 247 822 247">
            <text:p/>
          </draw:path>
          <draw:path draw:style-name="gr1" draw:text-style-name="P1" draw:layer="layout" svg:width="0.818cm" svg:height="0.098cm" draw:transform="skewX (0.426558469187414) rotate (3.09865755399073) translate (5.30371659243549cm 8.96228516570694cm)" svg:viewBox="0 0 819 99" svg:d="M0 0c758 0 819 99 819 99">
            <text:p/>
          </draw:path>
          <draw:path draw:style-name="gr1" draw:text-style-name="P1" draw:layer="layout" svg:width="0.815cm" svg:height="0.145cm" draw:transform="skewX (-0.243822496503608) rotate (0.061261056745001) translate (4.51804835743416cm 8.70784777309766cm)" svg:viewBox="0 0 816 146" svg:d="M816 0c-757-3-816 146-816 146">
            <text:p/>
          </draw:path>
          <draw:path draw:style-name="gr1" draw:text-style-name="P1" draw:layer="layout" svg:width="0.821cm" svg:height="0.246cm" draw:transform="skewX (0.0923279174305) rotate (-0.11100294042684) translate (5.3281065180303cm 8.65711358596451cm)" svg:viewBox="0 0 822 247" svg:d="M0 0c761-5 822 247 822 247">
            <text:p/>
          </draw:path>
          <draw:path draw:style-name="gr1" draw:text-style-name="P1" draw:layer="layout" svg:width="0.818cm" svg:height="0.248cm" draw:transform="skewX (-0.0760963553869528) rotate (-3.04018902404892) translate (6.13923895066574cm 9.24190333667859cm)" svg:viewBox="0 0 819 249" svg:d="M819 0c-761-2-819 249-819 249">
            <text:p/>
          </draw:path>
          <draw:path draw:style-name="gr1" draw:text-style-name="P1" draw:layer="layout" svg:width="0.812cm" svg:height="0.093cm" draw:transform="skewX (0.398458668230305) rotate (3.09080357235676) translate (5.30549501125946cm 9.32496921011473cm)" svg:viewBox="0 0 813 94" svg:d="M0 0c756-4 813 94 813 94">
            <text:p/>
          </draw:path>
          <draw:path draw:style-name="gr1" draw:text-style-name="P1" draw:layer="layout" svg:width="0.815cm" svg:height="0.144cm" draw:transform="skewX (-0.243822496503608) rotate (0.062482787221397) translate (4.5160945026449cm 9.07200245403647cm)" svg:viewBox="0 0 816 145" svg:d="M816 0c-757-4-816 145-816 145">
            <text:p/>
          </draw:path>
          <draw:path draw:style-name="gr1" draw:text-style-name="P1" draw:layer="layout" svg:width="0.821cm" svg:height="0.249cm" draw:transform="skewX (0.0958185759344887) rotate (-0.107163216072453) translate (5.32603001730189cm 9.02035757980483cm)" svg:viewBox="0 0 822 250" svg:d="M0 0c761-2 822 250 822 250">
            <text:p/>
          </draw:path>
          <draw:path draw:style-name="gr1" draw:text-style-name="P1" draw:layer="layout" svg:width="0.818cm" svg:height="0.249cm" draw:transform="skewX (-0.0788888821901437) rotate (-3.04141075452532) translate (6.11406672849121cm 9.61466957135908cm)" svg:viewBox="0 0 819 250" svg:d="M819 0c-760-1-819 250-819 250">
            <text:p/>
          </draw:path>
          <draw:path draw:style-name="gr1" draw:text-style-name="P1" draw:layer="layout" svg:width="0.813cm" svg:height="0.094cm" draw:transform="skewX (0.404043721836687) rotate (3.09342156623475) translate (5.30347823294704cm 9.68805979027428cm)" svg:viewBox="0 0 814 95" svg:d="M0 0c756-3 814 95 814 95">
            <text:p/>
          </draw:path>
          <draw:path draw:style-name="gr1" draw:text-style-name="P1" draw:layer="layout" svg:width="0.815cm" svg:height="0.145cm" draw:transform="skewX (-0.247487687932796) rotate (0.0610865238198015) translate (4.51333772513504cm 9.43340633337039cm)" svg:viewBox="0 0 816 146" svg:d="M816 0c-757-3-816 146-816 146">
            <text:p/>
          </draw:path>
          <draw:path draw:style-name="gr1" draw:text-style-name="P1" draw:layer="layout" svg:width="0.82cm" svg:height="0.246cm" draw:transform="skewX (0.0863937979737193) rotate (-0.112399203828435) translate (5.32398184624171cm 9.38275680407207cm)" svg:viewBox="0 0 821 247" svg:d="M0 0c761-4 821 247 821 247">
            <text:p/>
          </draw:path>
          <draw:path draw:style-name="gr1" draw:text-style-name="P1" draw:layer="layout" svg:width="0.819cm" svg:height="0.25cm" draw:transform="skewX (-0.0816814089933346) rotate (-3.04158528745052) translate (6.13646393997641cm 9.95118728271631cm)" svg:viewBox="0 0 820 251" svg:d="M820 0c-760 0-820 251-820 251">
            <text:p/>
          </draw:path>
          <draw:line draw:style-name="gr1" draw:text-style-name="P1" draw:layer="layout" svg:x1="5.302cm" svg:y1="8.379cm" svg:x2="5.324cm" svg:y2="7.492cm">
            <text:p/>
          </draw:line>
          <draw:line draw:style-name="gr1" draw:text-style-name="P1" draw:layer="layout" svg:x1="5.302cm" svg:y1="10.917cm" svg:x2="5.324cm" svg:y2="10.03cm">
            <text:p/>
          </draw:line>
        </draw:g>
        <draw:connector draw:style-name="gr2" draw:text-style-name="P2" draw:layer="layout" svg:x1="5.315cm" svg:y1="10.917cm" svg:x2="1.978cm" svg:y2="10.156cm" draw:start-shape="id1" draw:start-glue-point="2" draw:end-shape="id2" draw:end-glue-point="8" svg:d="M5315 10917v550h-3337v-1311" svg:viewBox="0 0 3338 1312">
          <text:p/>
        </draw:connector>
        <draw:custom-shape draw:style-name="gr3" draw:text-style-name="P3" xml:id="id2" draw:id="id2" draw:layer="layout" svg:width="1.9cm" svg:height="1.901cm" svg:x="1.028cm" svg:y="8.255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5.315cm" svg:y1="7.492cm" svg:x2="1.978cm" svg:y2="8.255cm" draw:start-shape="id1" draw:start-glue-point="0" draw:end-shape="id2" draw:end-glue-point="4" svg:d="M5315 7492v-550h-3337v1313" svg:viewBox="0 0 3338 1314">
          <text:p/>
        </draw:connector>
        <draw:g xml:id="id7" draw:id="id7">
          <draw:path draw:style-name="gr1" draw:text-style-name="P1" draw:layer="layout" svg:width="0.81cm" svg:height="0.246cm" draw:transform="skewX (0.0602138591938044) rotate (3.01034389383982) translate (8.17131558135375cm 9.07571091536674cm)" svg:viewBox="0 0 811 247" svg:d="M0 0c755-3 811 247 811 247">
            <text:p/>
          </draw:path>
          <draw:path draw:style-name="gr1" draw:text-style-name="P1" draw:layer="layout" svg:width="0.817cm" svg:height="0.248cm" draw:transform="skewX (-0.0952949771588904) rotate (0.0830776723949301) translate (7.36849224692664cm 8.52316174598848cm)" svg:viewBox="0 0 818 249" svg:d="M818 0c-757-1-818 249-818 249">
            <text:p/>
          </draw:path>
          <draw:path draw:style-name="gr1" draw:text-style-name="P1" draw:layer="layout" svg:width="0.815cm" svg:height="0.097cm" draw:transform="skewX (-0.438077642250577) rotate (-3.12466295984545) translate (8.98577477851511cm 9.05318685442147cm)" svg:viewBox="0 0 816 98" svg:d="M816 0c-754 0-816 98-816 98">
            <text:p/>
          </draw:path>
          <draw:path draw:style-name="gr1" draw:text-style-name="P1" draw:layer="layout" svg:width="0.811cm" svg:height="0.143cm" draw:transform="skewX (0.24940755010999) rotate (-0.0883136601509141) translate (8.14942670754792cm 8.76189348667375cm)" svg:viewBox="0 0 812 144" svg:d="M0 0c753-3 812 144 812 144">
            <text:p/>
          </draw:path>
          <draw:path draw:style-name="gr1" draw:text-style-name="P1" draw:layer="layout" svg:width="0.814cm" svg:height="0.246cm" draw:transform="skewX (-0.0825540736193318) rotate (0.085870199198121) translate (7.34216333983332cm 8.83119851774768cm)" svg:viewBox="0 0 815 247" svg:d="M815 0c-756-4-815 247-815 247">
            <text:p/>
          </draw:path>
          <draw:path draw:style-name="gr1" draw:text-style-name="P1" draw:layer="layout" svg:width="0.812cm" svg:height="0.249cm" draw:transform="skewX (0.0685914396033772) rotate (3.01453268404461) translate (8.1408162047402cm 9.42885075787966cm)" svg:viewBox="0 0 813 250" svg:d="M0 0c757 0 813 250 813 250">
            <text:p/>
          </draw:path>
          <draw:path draw:style-name="gr1" draw:text-style-name="P1" draw:layer="layout" svg:width="0.806cm" svg:height="0.092cm" draw:transform="skewX (-0.382052573261559) rotate (-3.11680897821147) translate (8.96594942578484cm 9.40949230039967cm)" svg:viewBox="0 0 807 93" svg:d="M807 0c-751-3-807 93-807 93">
            <text:p/>
          </draw:path>
          <draw:path draw:style-name="gr1" draw:text-style-name="P1" draw:layer="layout" svg:width="0.81cm" svg:height="0.144cm" draw:transform="skewX (0.240506370924819) rotate (-0.0869173967493187) translate (8.14220923022065cm 9.12504425566445cm)" svg:viewBox="0 0 811 145" svg:d="M0 0c753-2 811 145 811 145">
            <text:p/>
          </draw:path>
          <draw:path draw:style-name="gr1" draw:text-style-name="P1" draw:layer="layout" svg:width="0.816cm" svg:height="0.247cm" draw:transform="skewX (-0.0918043186549017) rotate (0.0844739357965256) translate (7.33281189714917cm 9.1933895887495cm)" svg:viewBox="0 0 817 248" svg:d="M817 0c-757-2-817 248-817 248">
            <text:p/>
          </draw:path>
          <draw:path draw:style-name="gr1" draw:text-style-name="P1" draw:layer="layout" svg:width="0.812cm" svg:height="0.252cm" draw:transform="skewX (0.0743510261349584) rotate (3.01819787547379) translate (8.1569184688377cm 9.80120743365969cm)" svg:viewBox="0 0 813 253" svg:d="M0 0c757 3 813 253 813 253">
            <text:p/>
          </draw:path>
          <draw:path draw:style-name="gr1" draw:text-style-name="P1" draw:layer="layout" svg:width="0.806cm" svg:height="0.093cm" draw:transform="skewX (-0.389732021970334) rotate (-3.11803070868787) translate (8.95985197166563cm 9.7735351395847cm)" svg:viewBox="0 0 807 94" svg:d="M807 0c-750-3-807 94-807 94">
            <text:p/>
          </draw:path>
          <draw:path draw:style-name="gr1" draw:text-style-name="P1" draw:layer="layout" svg:width="0.81cm" svg:height="0.143cm" draw:transform="skewX (0.243822496503608) rotate (-0.088313660150914) translate (8.13502284425503cm 9.48742314667133cm)" svg:viewBox="0 0 811 144" svg:d="M0 0c753-2 811 144 811 144">
            <text:p/>
          </draw:path>
          <draw:path draw:style-name="gr1" draw:text-style-name="P1" draw:layer="layout" svg:width="0.815cm" svg:height="0.246cm" draw:transform="skewX (-0.0856956662729216) rotate (0.0856956662729216) translate (7.32700104511078cm 9.55665631335974cm)" svg:viewBox="0 0 816 247" svg:d="M816 0c-756-3-816 247-816 247">
            <text:p/>
          </draw:path>
          <draw:path draw:style-name="gr1" draw:text-style-name="P1" draw:layer="layout" svg:width="0.815cm" svg:height="0.249cm" draw:transform="skewX (0.0829031394697307) rotate (3.01418361819421) translate (8.12675805794476cm 10.1369846828542cm)" svg:viewBox="0 0 816 250" svg:d="M0 0c757 0 816 250 816 250">
            <text:p/>
          </draw:path>
          <draw:line draw:style-name="gr1" draw:text-style-name="P1" draw:layer="layout" svg:x1="8.187cm" svg:y1="8.483cm" svg:x2="8.188cm" svg:y2="7.596cm">
            <text:p/>
          </draw:line>
          <draw:line draw:style-name="gr1" draw:text-style-name="P1" draw:layer="layout" svg:x1="8.123cm" svg:y1="11.021cm" svg:x2="8.124cm" svg:y2="10.134cm">
            <text:p/>
          </draw:line>
        </draw:g>
        <draw:g xml:id="id3" draw:id="id3">
          <draw:line draw:style-name="gr1" draw:text-style-name="P1" draw:layer="layout" svg:x1="16.728cm" svg:y1="9.239cm" svg:x2="18.328cm" svg:y2="9.239cm">
            <text:p/>
          </draw:line>
          <draw:line draw:style-name="gr1" draw:text-style-name="P1" draw:layer="layout" svg:x1="16.728cm" svg:y1="9.239cm" svg:x2="18.328cm" svg:y2="9.239cm">
            <text:p/>
          </draw:line>
          <draw:line draw:style-name="gr1" draw:text-style-name="P1" draw:layer="layout" svg:x1="16.728cm" svg:y1="9.818cm" svg:x2="18.328cm" svg:y2="9.818cm">
            <text:p/>
          </draw:line>
          <draw:line draw:style-name="gr1" draw:text-style-name="P1" draw:layer="layout" svg:x1="17.516cm" svg:y1="10.6cm" svg:x2="17.528cm" svg:y2="9.813cm">
            <text:p/>
          </draw:line>
          <draw:line draw:style-name="gr1" draw:text-style-name="P1" draw:layer="layout" svg:x1="17.516cm" svg:y1="9.251cm" svg:x2="17.528cm" svg:y2="8.464cm">
            <text:p/>
          </draw:line>
        </draw:g>
        <draw:g xml:id="id5" draw:id="id5">
          <draw:line draw:style-name="gr1" draw:text-style-name="P1" draw:layer="layout" svg:x1="20.6cm" svg:y1="7.241cm" svg:x2="20.746cm" svg:y2="6.757cm">
            <text:p/>
          </draw:line>
          <draw:line draw:style-name="gr1" draw:text-style-name="P1" draw:layer="layout" svg:x1="21.049cm" svg:y1="7.744cm" svg:x2="20.744cm" svg:y2="6.758cm">
            <text:p/>
          </draw:line>
          <draw:line draw:style-name="gr1" draw:text-style-name="P1" draw:layer="layout" svg:x1="21.644cm" svg:y1="7.8cm" svg:x2="21.949cm" svg:y2="6.814cm">
            <text:p/>
          </draw:line>
          <draw:line draw:style-name="gr1" draw:text-style-name="P1" draw:layer="layout" svg:x1="21.032cm" svg:y1="7.767cm" svg:x2="21.337cm" svg:y2="6.781cm">
            <text:p/>
          </draw:line>
          <draw:line draw:style-name="gr1" draw:text-style-name="P1" draw:layer="layout" svg:x1="21.656cm" svg:y1="7.793cm" svg:x2="21.351cm" svg:y2="6.807cm">
            <text:p/>
          </draw:line>
          <draw:line draw:style-name="gr1" draw:text-style-name="P1" draw:layer="layout" svg:x1="22.261cm" svg:y1="7.795cm" svg:x2="21.956cm" svg:y2="6.809cm">
            <text:p/>
          </draw:line>
          <draw:line draw:style-name="gr1" draw:text-style-name="P1" draw:layer="layout" svg:x1="22.254cm" svg:y1="7.745cm" svg:x2="22.4cm" svg:y2="7.261cm">
            <text:p/>
          </draw:line>
        </draw:g>
        <draw:g xml:id="id6" draw:id="id6">
          <draw:custom-shape draw:style-name="gr4" draw:text-style-name="P2" draw:layer="layout" svg:width="1.092cm" svg:height="1.091cm" draw:transform="skewX (-0.000872664625997164) rotate (3.13304054025502) translate (25.024cm 9.021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5.057cm" svg:y1="9.03cm" svg:x2="23.871cm" svg:y2="9.04cm">
            <text:p/>
          </draw:line>
        </draw:g>
        <draw:g xml:id="id4" draw:id="id4">
          <draw:custom-shape draw:style-name="gr4" draw:text-style-name="P2" draw:layer="layout" svg:width="1.092cm" svg:height="1.093cm" draw:transform="rotate (3.13304054025502) translate (25.02cm 10.99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25.057cm" svg:y1="11.006cm" svg:x2="23.871cm" svg:y2="11.016cm">
            <text:p/>
          </draw:line>
        </draw:g>
        <draw:connector draw:style-name="gr2" draw:text-style-name="P2" draw:layer="layout" draw:line-skew="0.334cm" svg:x1="17.528cm" svg:y1="10.6cm" svg:x2="24.464cm" svg:y2="11.016cm" draw:start-shape="id3" draw:start-glue-point="2" draw:end-shape="id4" draw:end-glue-point="2" svg:d="M17528 10600v1300h6936v-884" svg:viewBox="0 0 6937 1301">
          <text:p/>
        </draw:connector>
        <draw:connector draw:style-name="gr2" draw:text-style-name="P2" draw:layer="layout" svg:x1="17.528cm" svg:y1="8.464cm" svg:x2="20.6cm" svg:y2="7.278cm" draw:start-shape="id3" draw:start-glue-point="0" draw:end-shape="id5" draw:end-glue-point="3" svg:d="M17528 8464v-1186h3072" svg:viewBox="0 0 3073 1187">
          <text:p/>
        </draw:connector>
        <draw:connector draw:style-name="gr2" draw:text-style-name="P2" xml:id="id12" draw:id="id12" draw:layer="layout" svg:x1="22.4cm" svg:y1="7.278cm" svg:x2="24.464cm" svg:y2="7.921cm" draw:start-shape="id5" draw:start-glue-point="1" draw:end-shape="id6" draw:end-glue-point="0" svg:d="M22400 7278h2064v643" svg:viewBox="0 0 2065 644">
          <text:p/>
        </draw:connector>
        <draw:g xml:id="id8" draw:id="id8">
          <draw:custom-shape draw:style-name="gr5" draw:text-style-name="P2" draw:layer="layout" svg:width="0.981cm" svg:height="0.982cm" draw:transform="rotate (3.13304054025502) translate (11.434cm 7.981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1.469cm" svg:y1="7.991cm" svg:x2="10.403cm" svg:y2="8cm">
            <text:p/>
          </draw:line>
        </draw:g>
        <draw:g xml:id="id9" draw:id="id9">
          <draw:custom-shape draw:style-name="gr6" draw:text-style-name="P2" draw:layer="layout" svg:width="1.011cm" svg:height="1.012cm" draw:transform="skewX (-0.00296705972839036) rotate (3.13304054025502) translate (11.45cm 13.80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1.482cm" svg:y1="12.774cm" svg:x2="10.384cm" svg:y2="12.765cm">
            <text:p/>
          </draw:line>
        </draw:g>
        <draw:g xml:id="id10" draw:id="id10">
          <draw:custom-shape draw:style-name="gr7" draw:text-style-name="P2" draw:layer="layout" svg:width="0.971cm" svg:height="0.974cm" draw:transform="skewX (-0.00418879020478639) rotate (3.13304054025502) translate (13.234cm 13.6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3.265cm" svg:y1="13.7cm" svg:x2="12.209cm" svg:y2="13.709cm">
            <text:p/>
          </draw:line>
        </draw:g>
        <draw:g xml:id="id11" draw:id="id11">
          <draw:custom-shape draw:style-name="gr8" draw:text-style-name="P2" draw:layer="layout" svg:width="1.013cm" svg:height="1.012cm" draw:transform="skewX (0.0010471975511966) rotate (3.13304054025502) translate (13.259cm 8.074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13.288cm" svg:y1="7.045cm" svg:x2="12.188cm" svg:y2="7.036cm">
            <text:p/>
          </draw:line>
        </draw:g>
        <draw:connector draw:style-name="gr2" draw:text-style-name="P2" draw:layer="layout" svg:x1="8.153cm" svg:y1="7.596cm" svg:x2="10.936cm" svg:y2="6.991cm" draw:start-shape="id7" draw:start-glue-point="0" draw:end-shape="id8" draw:end-glue-point="0" svg:d="M8153 7596v-1106h2783v501" svg:viewBox="0 0 2784 1107">
          <text:p/>
        </draw:connector>
        <draw:connector draw:style-name="gr2" draw:text-style-name="P2" draw:layer="layout" svg:x1="8.153cm" svg:y1="11.021cm" svg:x2="10.933cm" svg:y2="13.801cm" draw:start-shape="id7" draw:start-glue-point="2" draw:end-shape="id9" draw:end-glue-point="2" svg:d="M8153 11021v3282h2780v-502" svg:viewBox="0 0 2781 3283">
          <text:p/>
        </draw:connector>
        <draw:connector draw:style-name="gr2" draw:text-style-name="P2" draw:layer="layout" svg:x1="12.737cm" svg:y1="13.709cm" svg:x2="10.933cm" svg:y2="13.801cm" draw:start-shape="id10" draw:start-glue-point="2" draw:end-shape="id9" draw:end-glue-point="2" svg:d="M12737 13709v594h-1804v-502" svg:viewBox="0 0 1805 595">
          <text:p/>
        </draw:connector>
        <draw:connector draw:style-name="gr2" draw:text-style-name="P2" draw:layer="layout" svg:x1="10.936cm" svg:y1="8cm" svg:x2="10.933cm" svg:y2="12.765cm" draw:start-shape="id8" draw:start-glue-point="2" draw:end-shape="id9" draw:end-glue-point="0" svg:d="M10936 8000v2383h-3v2382" svg:viewBox="0 0 4 4766">
          <text:p/>
        </draw:connector>
        <draw:connector draw:style-name="gr2" draw:text-style-name="P2" draw:layer="layout" svg:x1="10.936cm" svg:y1="6.991cm" svg:x2="12.738cm" svg:y2="7.036cm" draw:start-shape="id8" draw:start-glue-point="0" draw:end-shape="id11" draw:end-glue-point="0" svg:d="M10936 6991v-505h1802v550" svg:viewBox="0 0 1803 551">
          <text:p/>
        </draw:connector>
        <draw:connector draw:style-name="gr2" draw:text-style-name="P2" draw:layer="layout" svg:x1="12.737cm" svg:y1="12.709cm" svg:x2="12.738cm" svg:y2="8.074cm" draw:start-shape="id10" draw:end-shape="id11" draw:end-glue-point="2" svg:d="M12737 12709v-2318h1v-2317" svg:viewBox="0 0 2 4636">
          <text:p/>
        </draw:connector>
        <draw:connector draw:style-name="gr2" draw:text-style-name="P2" draw:layer="layout" draw:line-skew="0.226cm" svg:x1="12.737cm" svg:y1="12.709cm" svg:x2="17.528cm" svg:y2="10.6cm" draw:start-shape="id10" draw:start-glue-point="0" draw:end-shape="id3" draw:end-glue-point="2" svg:d="M12737 12709v-805h4791v-1304" svg:viewBox="0 0 4792 2110">
          <text:p/>
        </draw:connector>
        <draw:frame draw:style-name="gr9" draw:text-style-name="P4" draw:layer="layout" svg:width="4.227cm" svg:height="1.753cm" svg:x="1.1cm" svg:y="11.545cm">
          <draw:text-box>
            <text:p><text:span text:style-name="T1"><text:s/></text:span><text:span text:style-name="T2">v</text:span><text:span text:style-name="T3">1</text:span><text:span text:style-name="T2"> </text:span><text:span text:style-name="T2"><text:s/>- </text:span><text:span text:style-name="T2">AC</text:span></text:p>
            <text:p><text:span text:style-name="T2"><text:s/></text:span><text:span text:style-name="T2">(2</text:span><text:span text:style-name="T2">30</text:span><text:span text:style-name="T2">V, </text:span><text:span text:style-name="T2">50</text:span><text:span text:style-name="T2">Hz</text:span><text:span text:style-name="T2">) </text:span></text:p>
          </draw:text-box>
        </draw:frame>
        <draw:frame draw:style-name="gr10" draw:text-style-name="P5" draw:layer="layout" svg:width="1.117cm" svg:height="1.044cm" svg:x="4.326cm" svg:y="7.552cm">
          <draw:text-box>
            <text:p><text:span text:style-name="T4">L</text:span><text:span text:style-name="T3">1</text:span></text:p>
          </draw:text-box>
        </draw:frame>
        <draw:frame draw:style-name="gr11" draw:text-style-name="P4" draw:layer="layout" svg:width="1.211cm" svg:height="1.045cm" svg:x="8.193cm" svg:y="10.068cm">
          <draw:text-box>
            <text:p><text:span text:style-name="T4">L</text:span><text:span text:style-name="T3">2</text:span></text:p>
          </draw:text-box>
        </draw:frame>
        <draw:connector draw:style-name="gr12" draw:text-style-name="P2" draw:layer="layout" svg:x1="6.556cm" svg:y1="7.956cm" svg:x2="6.556cm" svg:y2="10.451cm" svg:d="M6556 7956v2495" svg:viewBox="0 0 1 2496">
          <text:p/>
        </draw:connector>
        <draw:connector draw:style-name="gr12" draw:text-style-name="P2" draw:layer="layout" svg:x1="6.957cm" svg:y1="7.984cm" svg:x2="6.957cm" svg:y2="10.48cm" svg:d="M6957 7984v2496" svg:viewBox="0 0 1 2497">
          <text:p/>
        </draw:connector>
        <draw:frame draw:style-name="gr13" draw:text-style-name="P4" draw:layer="layout" svg:width="1.396cm" svg:height="0.904cm" svg:x="6.133cm" svg:y="7.104cm">
          <draw:text-box>
            <text:p><text:span text:style-name="T4">n:1</text:span></text:p>
          </draw:text-box>
        </draw:frame>
        <draw:custom-shape draw:style-name="gr14" draw:text-style-name="P6" draw:layer="layout" svg:width="9.1cm" svg:height="9.87cm" svg:x="9.6cm" svg:y="5.6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6.4cm" svg:height="6.4cm" svg:x="19.4cm" svg:y="6.3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.304cm" svg:height="1.057cm" svg:x="20.296cm" svg:y="7.7cm">
          <draw:text-box>
            <text:p><text:span text:style-name="T4">R</text:span><text:span text:style-name="T3">1</text:span></text:p>
          </draw:text-box>
        </draw:frame>
        <draw:frame draw:style-name="gr11" draw:text-style-name="P4" draw:layer="layout" svg:width="1.303cm" svg:height="1.045cm" svg:x="17.497cm" svg:y="9.955cm">
          <draw:text-box>
            <text:p><text:span text:style-name="T4">C</text:span><text:span text:style-name="T3">1</text:span></text:p>
          </draw:text-box>
        </draw:frame>
        <draw:frame draw:style-name="gr17" draw:text-style-name="P4" draw:layer="layout" svg:width="5.412cm" svg:height="0.909cm" svg:x="11.2cm" svg:y="4.3cm">
          <draw:text-box>
            <text:p><text:span text:style-name="T4">Envelope Detector</text:span></text:p>
          </draw:text-box>
        </draw:frame>
        <draw:frame draw:style-name="gr10" draw:text-style-name="P5" draw:layer="layout" svg:width="5.28cm" svg:height="1.044cm" svg:x="20.2cm" svg:y="4.756cm">
          <draw:text-box>
            <text:p><text:span text:style-name="T4">Voltage Regulator</text:span></text:p>
          </draw:text-box>
        </draw:frame>
        <draw:connector draw:style-name="gr2" draw:text-style-name="P2" draw:layer="layout" svg:x1="24.464cm" svg:y1="7.278cm" svg:x2="26.85cm" svg:y2="7.277cm" draw:start-shape="id12" draw:start-glue-point="0" svg:d="M24464 7278h1444v-1h942" svg:viewBox="0 0 2387 2">
          <text:p/>
        </draw:connector>
        <draw:connector draw:style-name="gr2" draw:text-style-name="P2" draw:layer="layout" draw:line-skew="0.169cm" svg:x1="24.464cm" svg:y1="11.016cm" svg:x2="26.853cm" svg:y2="11.895cm" draw:start-shape="id4" draw:start-glue-point="2" svg:d="M24464 11016v884h2389v-5" svg:viewBox="0 0 2390 885">
          <text:p/>
        </draw:connector>
        <draw:frame draw:style-name="gr18" draw:text-style-name="P5" draw:layer="layout" svg:width="3.297cm" svg:height="1.854cm" svg:x="26.219cm" svg:y="8.935cm">
          <draw:text-box>
            <text:p><text:span text:style-name="T2">v</text:span><text:span text:style-name="T3">OUT</text:span><text:span text:style-name="T2"> – DC</text:span></text:p>
            <text:p><text:span text:style-name="T2">(12V)</text:span></text:p>
          </draw:text-box>
        </draw:frame>
        <draw:frame draw:style-name="gr19" draw:text-style-name="P4" draw:layer="layout" svg:width="1.1cm" svg:height="1.014cm" svg:x="9.7cm" svg:y="7cm">
          <draw:text-box>
            <text:p><text:span text:style-name="T4">D</text:span><text:span text:style-name="T3">1</text:span></text:p>
          </draw:text-box>
        </draw:frame>
        <draw:frame draw:style-name="gr20" draw:text-style-name="P4" draw:layer="layout" svg:width="1.142cm" svg:height="0.966cm" svg:x="13.1cm" svg:y="7.115cm">
          <draw:text-box>
            <text:p><text:span text:style-name="T5">D</text:span><text:span text:style-name="T6">3</text:span></text:p>
          </draw:text-box>
        </draw:frame>
        <draw:frame draw:style-name="gr21" draw:text-style-name="P4" draw:layer="layout" svg:width="1.242cm" svg:height="1.014cm" svg:x="13.158cm" svg:y="12.786cm">
          <draw:text-box>
            <text:p><text:span text:style-name="T4">D</text:span><text:span text:style-name="T3">4</text:span></text:p>
          </draw:text-box>
        </draw:frame>
        <draw:frame draw:style-name="gr22" draw:text-style-name="P4" draw:layer="layout" svg:width="1.1cm" svg:height="1.014cm" svg:x="9.6cm" svg:y="12.7cm">
          <draw:text-box>
            <text:p><text:span text:style-name="T4">D</text:span><text:span text:style-name="T3">2</text:span></text:p>
          </draw:text-box>
        </draw:frame>
        <draw:g xml:id="id13" draw:id="id13">
          <draw:line draw:style-name="gr1" draw:text-style-name="P1" draw:layer="layout" svg:x1="18.09cm" svg:y1="13.208cm" svg:x2="16.957cm" svg:y2="13.208cm">
            <text:p/>
          </draw:line>
          <draw:line draw:style-name="gr1" draw:text-style-name="P1" draw:layer="layout" svg:x1="18.091cm" svg:y1="13.2cm" svg:x2="16.958cm" svg:y2="13.2cm">
            <text:p/>
          </draw:line>
          <draw:line draw:style-name="gr1" draw:text-style-name="P1" draw:layer="layout" svg:x1="17.264cm" svg:y1="13.535cm" svg:x2="17.826cm" svg:y2="13.543cm">
            <text:p/>
          </draw:line>
          <draw:line draw:style-name="gr1" draw:text-style-name="P1" draw:layer="layout" svg:x1="17.414cm" svg:y1="13.825cm" svg:x2="17.685cm" svg:y2="13.829cm">
            <text:p/>
          </draw:line>
          <draw:line draw:style-name="gr1" draw:text-style-name="P1" draw:layer="layout" svg:x1="17.539cm" svg:y1="13.181cm" svg:x2="17.548cm" svg:y2="12.436cm">
            <text:p/>
          </draw:line>
        </draw:g>
        <draw:connector draw:style-name="gr2" draw:text-style-name="P2" draw:layer="layout" draw:line-skew="0.171cm" svg:x1="17.524cm" svg:y1="12.436cm" svg:x2="24.464cm" svg:y2="11.016cm" draw:start-shape="id13" draw:start-glue-point="0" draw:end-shape="id4" draw:end-glue-point="2" svg:d="M17524 12436v-539h6940v-881" svg:viewBox="0 0 6941 1421">
          <text:p/>
        </draw:connector>
        <draw:frame draw:style-name="gr23" draw:text-style-name="P4" draw:layer="layout" svg:width="1.442cm" svg:height="1.133cm" svg:x="24.674cm" svg:y="8.008cm">
          <draw:text-box>
            <text:p><text:span text:style-name="T4">D</text:span><text:span text:style-name="T3">5</text:span></text:p>
          </draw:text-box>
        </draw:frame>
        <draw:frame draw:style-name="gr23" draw:text-style-name="P4" draw:layer="layout" svg:width="1.442cm" svg:height="1.133cm" svg:x="24.674cm" svg:y="10.068cm">
          <draw:text-box>
            <text:p><text:span text:style-name="T4">D</text:span><text:span text:style-name="T3">22</text:span></text:p>
          </draw:text-box>
        </draw:frame>
        <draw:custom-shape draw:style-name="gr24" draw:text-style-name="P2" draw:layer="layout" svg:width="0.103cm" svg:height="0.103cm" svg:x="24.468cm" svg:y="9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103cm" svg:height="0.103cm" svg:x="24.468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0.103cm" svg:height="0.103cm" svg:x="24.468cm" svg:y="9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103cm" svg:height="0.103cm" svg:x="26.79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103cm" svg:height="0.103cm" svg:x="26.804cm" svg:y="11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4" draw:id="id14">
          <draw:line draw:style-name="gr1" draw:text-style-name="P1" draw:layer="layout" svg:x1="13.3cm" svg:y1="9.041cm" svg:x2="13.446cm" svg:y2="8.557cm">
            <text:p/>
          </draw:line>
          <draw:line draw:style-name="gr1" draw:text-style-name="P1" draw:layer="layout" svg:x1="13.749cm" svg:y1="9.544cm" svg:x2="13.444cm" svg:y2="8.558cm">
            <text:p/>
          </draw:line>
          <draw:line draw:style-name="gr1" draw:text-style-name="P1" draw:layer="layout" svg:x1="14.344cm" svg:y1="9.6cm" svg:x2="14.649cm" svg:y2="8.614cm">
            <text:p/>
          </draw:line>
          <draw:line draw:style-name="gr1" draw:text-style-name="P1" draw:layer="layout" svg:x1="13.732cm" svg:y1="9.567cm" svg:x2="14.037cm" svg:y2="8.581cm">
            <text:p/>
          </draw:line>
          <draw:line draw:style-name="gr1" draw:text-style-name="P1" draw:layer="layout" svg:x1="14.356cm" svg:y1="9.593cm" svg:x2="14.051cm" svg:y2="8.607cm">
            <text:p/>
          </draw:line>
          <draw:line draw:style-name="gr1" draw:text-style-name="P1" draw:layer="layout" svg:x1="14.961cm" svg:y1="9.595cm" svg:x2="14.656cm" svg:y2="8.609cm">
            <text:p/>
          </draw:line>
          <draw:line draw:style-name="gr1" draw:text-style-name="P1" draw:layer="layout" svg:x1="14.954cm" svg:y1="9.545cm" svg:x2="15.1cm" svg:y2="9.061cm">
            <text:p/>
          </draw:line>
        </draw:g>
        <draw:connector draw:style-name="gr2" draw:text-style-name="P2" draw:layer="layout" draw:line-skew="-2.25cm" svg:x1="15.1cm" svg:y1="9.078cm" svg:x2="20.6cm" svg:y2="7.278cm" draw:start-shape="id14" draw:start-glue-point="1" draw:end-shape="id5" draw:end-glue-point="3" svg:d="M15100 9078h500v-1800h5000" svg:viewBox="0 0 5501 1801">
          <text:p/>
        </draw:connector>
        <draw:connector draw:style-name="gr2" draw:text-style-name="P2" draw:layer="layout" svg:x1="10.936cm" svg:y1="8cm" svg:x2="13.3cm" svg:y2="9.078cm" draw:start-shape="id8" draw:start-glue-point="2" draw:end-shape="id14" draw:end-glue-point="3" svg:d="M10936 8000v1078h2364" svg:viewBox="0 0 2365 1079">
          <text:p/>
        </draw:connector>
        <draw:frame draw:style-name="gr16" draw:text-style-name="P4" draw:layer="layout" svg:width="1.304cm" svg:height="1.057cm" svg:x="13.496cm" svg:y="9.543cm">
          <draw:text-box>
            <text:p><text:span text:style-name="T4">R</text:span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14:45.238789240</meta:creation-date>
    <dc:date>2021-05-08T17:14:07.657600573</dc:date>
    <meta:editing-duration>PT35M22S</meta:editing-duration>
    <meta:editing-cycles>10</meta:editing-cycles>
    <meta:generator>LibreOffice/6.4.6.2$Linux_X86_64 LibreOffice_project/40$Build-2</meta:generator>
    <meta:document-statistic meta:object-count="123"/>
  </office:meta>
</office:document-meta>
</file>